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dException.getRaw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addCauseLocations( MultiLocatable self , Throwable ca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edException.Located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ed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get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ensureCauseChainIsSet( Throwable th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tedException.addLocation( Location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edException.getMessage( String message , List loc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